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style:font-name="FreeSerif" fo:font-size="12pt"/>
    </style:style>
    <style:style style:name="T1" style:family="text">
      <style:text-properties style:font-name="Free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ce2" office:value-type="string" calcext:value-type="string">
            <text:p>cat.png</text:p>
          </table:table-cell>
          <table:table-cell office:value-type="string" calcext:value-type="string">
            <text:p>house cat</text:p>
          </table:table-cell>
          <table:table-cell office:value-type="string" calcext:value-type="string">
            <text:p>BOSS-2014 (v.2)</text:p>
          </table:table-cell>
        </table:table-row>
        <table:table-row table:style-name="ro2">
          <table:table-cell table:style-name="ce2" office:value-type="string" calcext:value-type="string">
            <text:p>cheetah.png</text:p>
          </table:table-cell>
          <table:table-cell office:value-type="string" calcext:value-type="string">
            <text:p>cheetah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cougar</text:span><text:span text:style-name="T2">.png</text:span></text:p>
          </table:table-cell>
          <table:table-cell office:value-type="string" calcext:value-type="string">
            <text:p>cougar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jaguar</text:span><text:span text:style-name="T2">.png</text:span>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lion</text:span><text:span text:style-name="T2">.png</text:span>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lynx01</text:span><text:span text:style-name="T2">.png</text:span>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puma</text:span><text:span text:style-name="T2">.png</text:span>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siamesecat</text:span><text:span text:style-name="T2">.png</text:span></text:p>
          </table:table-cell>
          <table:table-cell office:value-type="string" calcext:value-type="string">
            <text:p>siamese cat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tiger02</text:span><text:span text:style-name="T2">.png</text:span>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whitetiger</text:span><text:span text:style-name="T2">.png</text:span></text:p>
          </table:table-cell>
          <table:table-cell office:value-type="string" calcext:value-type="string">
            <text:p>white tiger</text:p>
          </table:table-cell>
          <table:table-cell office:value-type="string" calcext:value-type="string">
            <text:p>BOSS-2014 (v.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1:53:31.337936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0:42:33.301568494</meta:creation-date>
    <dc:date>2021-09-15T12:06:30.941252787</dc:date>
    <meta:editing-duration>PT5M14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